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ek 3 Configuration Management (CM)</text:p>
      <text:p text:style-name="Standard">DevOps</text:p>
      <text:p text:style-name="Standard">DO Blended</text:p>
      <text:p text:style-name="Standard">Winter 2023</text:p>
      <text:p text:style-name="Standard">CSDO1010-005-B-W23</text:p>
      <text:p text:style-name="Standard">Week 3: Configuration Management (CM)</text:p>
      <text:p text:style-name="Standard">GETTING STARTED</text:p>
      <text:p text:style-name="Standard">Underline</text:p>
      <text:p text:style-name="Standard"/>
      <text:p text:style-name="Standard">Open Answers: What is an Ansible Playbook? Red Hat's Sean Cavanaugh explains [0:47 minutes].</text:p>
      <text:p text:style-name="Standard"/>
      <text:p text:style-name="Standard"/>
      <text:p text:style-name="Standard"/>
      <text:p text:style-name="Standard">Before starting a deep dive into your learning adventure, think about the following questions:</text:p>
      <text:p text:style-name="Standard"/>
      <text:p text:style-name="Standard">Which historical problems does configuration management try to solve for system administrators?</text:p>
      <text:p text:style-name="Standard">What are the use cases for configuration management?</text:p>
      <text:p text:style-name="Standard">How can configuration management and version control work together?</text:p>
      <text:p text:style-name="Standard">How can you replace your repetitive, mundane IT tasks and become more productive and efficient?</text:p>
      <text:p text:style-name="Standard">How does configuration management enable DevOps and allow agile teams to triage and prioritize configuration work?</text:p>
      <text:p text:style-name="Standard">What is configuration drift? And how do you avoid it?</text:p>
      <text:p text:style-name="Standard">How do you write a YAML syntax?</text:p>
      <text:p text:style-name="Standard">How do you implement and work with Ansible for configuring your system?</text:p>
      <text:p text:style-name="Standard"/>
      <text:p text:style-name="Standard">OVERVIEW</text:p>
      <text:p text:style-name="Standard">Underline</text:p>
      <text:p text:style-name="Standard"/>
      <text:p text:style-name="Standard">System ConfigurationThis week you will learn about Configuration Management (CM) as an essential DevOps practice. We will examine the benefits of CM in-depth and how it enables DevOps teams to manage their system configuration.</text:p>
      <text:p text:style-name="Standard"/>
      <text:p text:style-name="Standard">You will understand how CM can improve system recovery after a critical event with automated configuration management. And we will cover CM best practices.</text:p>
      <text:p text:style-name="Standard"/>
      <text:p text:style-name="Standard">You will learn about configuration drift, what causes configuration drift, and how you can solve it.</text:p>
      <text:p text:style-name="Standard"/>
      <text:p text:style-name="Standard">Finally, you will learn about Ansible as a CM tool: its use cases, key concepts, and recommended practices.</text:p>
      <text:p text:style-name="Standard"/>
      <text:p text:style-name="Standard">Enjoy the module this week. Configuration Management (CM) makes changes and deployments faster, removes human error potential, and makes system management predictable and scalable.</text:p>
      <text:p text:style-name="Standard"/>
      <text:p text:style-name="Standard"/>
      <text:p text:style-name="Standard">WHY IT MATTERS</text:p>
      <text:p text:style-name="Standard">Underline</text:p>
      <text:p text:style-name="Standard"/>
      <text:p text:style-name="Standard">Configuration Management (CM)</text:p>
      <text:p text:style-name="Standard"/>
      <text:p text:style-name="Standard"><text:soft-page-break/>As a DevOps Engineer, you will be responsible for the organization's Configuration Management (CM). CM is the management of the configuration of all environments for an application. CM ensures the consistency of systems and software. You no longer hope that the configuration is correct and current (up-to-date). It enables you to scale infrastructure and software systems without having to scale administrative staff to manage those systems correspondingly.</text:p>
      <text:p text:style-name="Standard"/>
      <text:p text:style-name="Standard">You define the configuration of your servers, code, and other resources as a code that is checked into version control and used as the base source for creating or updating those configurations. When a change is made to configuration data, the version control system tracks it, allowing your team members to review an audit trail of modifications.</text:p>
      <text:p text:style-name="Standard"/>
      <text:p text:style-name="Standard">Ansible as CM</text:p>
      <text:p text:style-name="Standard"/>
      <text:p text:style-name="Standard">Ansible is one of the most powerful automation tools in a system administrator's arsenal. Ansible provides you with ad hoc commands that demonstrate the simplicity and power of Ansible to automate a single task on one or more managed nodes. If you need to execute a task with Ansible more than once, write a playbook and put it under source control. Then you can use the playbook to push out new configurations or confirm the configuration of remot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6T14:27:25.102000000</meta:creation-date>
    <dc:date>2023-07-16T14:30:56.232000000</dc:date>
    <meta:editing-duration>PT3M31S</meta:editing-duration>
    <meta:editing-cycles>1</meta:editing-cycles>
    <meta:document-statistic meta:table-count="0" meta:image-count="0" meta:object-count="0" meta:page-count="2" meta:paragraph-count="32" meta:word-count="467" meta:character-count="3019" meta:non-whitespace-character-count="2584"/>
    <meta:generator>LibreOffice/6.1.2.1$Windows_X86_64 LibreOffice_project/65905a128db06ba48db947242809d14d3f9a93fe</meta:generator>
  </office:meta>
</office:document-meta>
</file>